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ger.Ti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iger.setTigerName( String tig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ger.getTig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iger.getTigerS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ger.setTigerSex( Boolean tigerS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